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71EEE600.png"/>
  <manifest:file-entry manifest:media-type="image/png" manifest:full-path="Pictures/10000000000000200000002000309F1C.png"/>
  <manifest:file-entry manifest:media-type="image/png" manifest:full-path="Pictures/1000000000000320000002580E1B1A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4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485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6cm" fo:min-width="0cm"/>
    </style:style>
    <style:style style:name="pr1" style:family="presentation" style:parent-style-name="lyt-techpoly-title">
      <style:graphic-properties draw:fill-color="#ffffff" draw:auto-grow-height="true" fo:min-height="2.844cm"/>
    </style:style>
    <style:style style:name="pr2" style:family="presentation" style:parent-style-name="lyt-techpoly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18pt" style:font-size-complex="18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  <style:text-properties fo:font-size="24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1">
        <office:forms form:automatic-focus="false" form:apply-design-mode="false"/>
        <draw:frame presentation:style-name="pr1" draw:text-style-name="P1" draw:layer="layout" svg:width="24cm" svg:height="2.844cm" svg:x="2.035cm" svg:y="1.27cm" presentation:class="title" presentation:user-transformed="true">
          <draw:text-box>
            <text:p>Presenter Component Diagram</text:p>
          </draw:text-box>
        </draw:frame>
        <draw:custom-shape draw:style-name="gr1" draw:text-style-name="P3" draw:layer="layout" svg:width="19.05cm" svg:height="1.27cm" svg:x="1.27cm" svg:y="5.08cm">
          <text:p text:style-name="P2"><text:span text:style-name="T1">Externa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4.445cm" svg:height="1.905cm" draw:transform="rotate (1.5707963267946) translate (24.13cm 8.25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4" xml:id="id1" draw:id="id1" draw:layer="layout" svg:width="3.81cm" svg:height="2.54cm" svg:x="1.905cm" svg:y="12.065cm">
          <text:p text:style-name="P2"><text:span text:style-name="T2">Sanity</text:span></text:p>
          <text:p text:style-name="P2"><text:span text:style-name="T2">check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3.81cm" draw:transform="rotate (-1.57079632679579) translate (5.715cm 6.35cm)">
          <text:p text:style-name="P2">Model-bound</text:p>
          <text:p text:style-name="P2">operations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3.175cm" svg:height="3.175cm" draw:transform="rotate (-1.57079632679579) translate (19.684cm 6.35cm)">
          <text:p text:style-name="P2">Widget</text:p>
          <text:p text:style-name="P2">events</text:p>
          <draw:enhanced-geometry svg:viewBox="0 0 21600 21600" draw:mirror-horizontal="true" draw:text-areas="0 ?f0 ?f5 ?f2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3" draw:text-style-name="P2" draw:layer="layout" draw:type="line" svg:x1="3.81cm" svg:y1="14.605cm" svg:x2="3.81cm" svg:y2="19.685cm" draw:start-shape="id1" draw:start-glue-point="2" svg:d="m3810 14605v5080">
          <text:p/>
        </draw:connector>
        <draw:frame draw:style-name="gr4" draw:layer="layout" svg:width="3.148cm" svg:height="0.962cm" svg:x="3.81cm" svg:y="16.818cm">
          <draw:text-box>
            <text:p>To model</text:p>
          </draw:text-box>
        </draw:frame>
        <draw:custom-shape draw:style-name="gr2" draw:text-style-name="P2" xml:id="id3" draw:id="id3" draw:layer="layout" svg:width="3.175cm" svg:height="1.905cm" draw:transform="rotate (1.5707963267946) translate (10.795cm 19.68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layer="layout" svg:width="3.952cm" svg:height="1.673cm" svg:x="12.065cm" svg:y="18.012cm">
          <draw:text-box>
            <text:p>Notifications</text:p>
            <text:p>from model</text:p>
          </draw:text-box>
        </draw:frame>
        <draw:custom-shape draw:style-name="gr1" draw:text-style-name="P4" xml:id="id2" draw:id="id2" draw:layer="layout" svg:width="4.445cm" svg:height="1.905cm" svg:x="9.525cm" svg:y="13.335cm">
          <text:p text:style-name="P2"><text:span text:style-name="T2">Update</text:span></text:p>
          <text:p text:style-name="P2"><text:span text:style-name="T2">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11.747cm" svg:y1="15.24cm" svg:x2="11.748cm" svg:y2="16.511cm" draw:start-shape="id2" draw:start-glue-point="2" draw:end-shape="id3" draw:end-glue-point="5" svg:d="m11747 15240 1 1271">
          <text:p/>
        </draw:connector>
        <draw:custom-shape draw:style-name="gr1" draw:text-style-name="P4" xml:id="id4" draw:id="id4" draw:layer="layout" svg:width="6.985cm" svg:height="3.175cm" svg:x="15.875cm" svg:y="9.525cm">
          <text:p text:style-name="P2"><text:span text:style-name="T2">Async Widget</text:span></text:p>
          <text:p text:style-name="P2"><text:span text:style-name="T2">Manag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22.86cm" svg:y1="11.112cm" svg:x2="25.083cm" svg:y2="8.255cm" draw:start-shape="id4" draw:start-glue-point="1" draw:end-shape="id5" draw:end-glue-point="4" svg:d="m22860 11112h2223v-2857">
          <text:p/>
        </draw:connector>
        <draw:connector draw:style-name="gr3" draw:text-style-name="P2" draw:layer="layout" draw:type="line" svg:x1="19.367cm" svg:y1="12.7cm" svg:x2="19.367cm" svg:y2="19.685cm" draw:start-shape="id4" draw:start-glue-point="2" svg:d="m19367 12700v6985">
          <text:p/>
        </draw:connector>
        <draw:frame draw:style-name="gr4" draw:layer="layout" svg:width="4.096cm" svg:height="1.673cm" svg:x="19.399cm" svg:y="16.742cm">
          <draw:text-box>
            <text:p>Requests for</text:p>
            <text:p>model data</text:p>
          </draw:text-box>
        </draw:frame>
        <draw:frame draw:style-name="gr5" draw:layer="layout" svg:width="3.868cm" svg:height="2.384cm" svg:x="20.955cm" svg:y="5.871cm">
          <draw:text-box>
            <text:p>Errors and</text:p>
            <text:p>view update</text:p>
            <text:p>commands</text:p>
          </draw:text-box>
        </draw:frame>
        <draw:connector draw:style-name="gr3" draw:text-style-name="P2" draw:layer="layout" draw:type="line" svg:x1="5.715cm" svg:y1="13.335cm" svg:x2="7.62cm" svg:y2="13.335cm" draw:start-shape="id1" draw:start-glue-point="1" svg:d="m5715 13335h1905">
          <text:p/>
        </draw:connector>
        <draw:connector draw:style-name="gr3" draw:text-style-name="P2" draw:layer="layout" draw:type="line" svg:x1="13.97cm" svg:y1="14.287cm" svg:x2="15.991cm" svg:y2="14.295cm" draw:start-shape="id2" draw:start-glue-point="1" svg:d="m13970 14287 2021 8">
          <text:p/>
        </draw:connector>
        <draw:frame draw:style-name="gr6" draw:layer="layout" svg:width="4.198cm" svg:height="1.813cm" svg:x="5.715cm" svg:y="11.66cm">
          <draw:text-box>
            <text:p>Errors to</text:p>
            <text:p>output queue</text:p>
          </draw:text-box>
        </draw:frame>
        <draw:frame draw:style-name="gr7" draw:layer="layout" svg:width="4.198cm" svg:height="1.673cm" svg:x="13.97cm" svg:y="14.281cm">
          <draw:text-box>
            <text:p>Errors to</text:p>
            <text:p>output queue</text:p>
          </draw:text-box>
        </draw:frame>
        <draw:custom-shape draw:style-name="gr2" draw:text-style-name="P2" xml:id="id6" draw:id="id6" draw:layer="layout" svg:width="1.905cm" svg:height="0.635cm" svg:x="13.97cm" svg:y="9.52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xml:id="id9" draw:id="id9" draw:layer="layout" svg:width="1.905cm" svg:height="0.635cm" svg:x="13.97cm" svg:y="11.4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xml:id="id8" draw:id="id8" draw:layer="layout" svg:width="1.905cm" svg:height="0.635cm" svg:x="13.97cm" svg:y="10.79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xml:id="id7" draw:id="id7" draw:layer="layout" svg:width="1.905cm" svg:height="0.635cm" svg:x="13.97cm" svg:y="10.1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xml:id="id10" draw:id="id10" draw:layer="layout" svg:width="1.905cm" svg:height="0.635cm" svg:x="13.97cm" svg:y="12.06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onnector draw:style-name="gr3" draw:text-style-name="P2" draw:layer="layout" svg:x1="11.747cm" svg:y1="13.335cm" svg:x2="13.97cm" svg:y2="9.843cm" draw:start-shape="id2" draw:start-glue-point="0" draw:end-shape="id6" draw:end-glue-point="4" svg:d="m11747 13335v-3492h2223">
          <text:p/>
        </draw:connector>
        <draw:connector draw:style-name="gr3" draw:text-style-name="P2" draw:layer="layout" svg:x1="11.747cm" svg:y1="13.335cm" svg:x2="13.97cm" svg:y2="10.478cm" draw:start-shape="id2" draw:start-glue-point="0" draw:end-shape="id7" draw:end-glue-point="4" svg:d="m11747 13335v-2857h2223">
          <text:p/>
        </draw:connector>
        <draw:connector draw:style-name="gr3" draw:text-style-name="P2" draw:layer="layout" svg:x1="11.747cm" svg:y1="13.335cm" svg:x2="13.97cm" svg:y2="11.113cm" draw:start-shape="id2" draw:start-glue-point="0" draw:end-shape="id8" draw:end-glue-point="4" svg:d="m11747 13335v-2222h2223">
          <text:p/>
        </draw:connector>
        <draw:connector draw:style-name="gr3" draw:text-style-name="P2" draw:layer="layout" svg:x1="11.747cm" svg:y1="13.335cm" svg:x2="13.97cm" svg:y2="11.748cm" draw:start-shape="id2" draw:start-glue-point="0" draw:end-shape="id9" draw:end-glue-point="4" svg:d="m11747 13335v-1587h2223">
          <text:p/>
        </draw:connector>
        <draw:connector draw:style-name="gr3" draw:text-style-name="P2" draw:layer="layout" svg:x1="11.747cm" svg:y1="13.335cm" svg:x2="13.97cm" svg:y2="12.383cm" draw:start-shape="id2" draw:start-glue-point="0" draw:end-shape="id10" draw:end-glue-point="4" svg:d="m11747 13335v-952h2223">
          <text:p/>
        </draw:connector>
        <presentation:notes draw:style-name="dp2">
          <draw:page-thumbnail draw:style-name="gr8" draw:layer="layout" svg:width="13.586cm" svg:height="11.136cm" svg:x="3.705cm" svg:y="2.256cm" draw:page-number="1" presentation:class="page"/>
          <draw:frame presentation:style-name="pr2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1">
        <office:forms form:automatic-focus="false" form:apply-design-mode="false"/>
        <draw:frame presentation:style-name="pr1" draw:text-style-name="P1" draw:layer="layout" svg:width="24cm" svg:height="2.844cm" svg:x="2.035cm" svg:y="1.27cm" presentation:class="title" presentation:user-transformed="true">
          <draw:text-box>
            <text:p>Widget Managers</text:p>
          </draw:text-box>
        </draw:frame>
        <draw:custom-shape draw:style-name="gr1" draw:text-style-name="P3" xml:id="id14" draw:id="id14" draw:layer="layout" svg:width="6.985cm" svg:height="1.86cm" svg:x="15.875cm" svg:y="10.795cm">
          <text:p text:style-name="P6"><text:span text:style-name="T1">General Tab</text:span></text:p>
          <text:p text:style-name="P6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905cm" draw:transform="rotate (1.5707963267946) translate (24.13cm 6.98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7" draw:layer="layout" svg:width="2.54cm" svg:height="1.27cm" draw:transform="rotate (-1.57079632679579) translate (2.54cm 3.175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draw:layer="layout" svg:width="3.973cm" svg:height="1.673cm" svg:x="20.635cm" svg:y="3.407cm">
          <draw:text-box>
            <text:p text:style-name="P8">View update</text:p>
            <text:p text:style-name="P8">commands</text:p>
          </draw:text-box>
        </draw:frame>
        <draw:frame draw:style-name="gr4" draw:text-style-name="P8" draw:layer="layout" svg:width="6.7cm" svg:height="3.806cm" svg:x="1.905cm" svg:y="5.753cm">
          <draw:text-box>
            <text:p text:style-name="P8">Selected tree items,</text:p>
            <text:p text:style-name="P8">node expansions,</text:p>
            <text:p text:style-name="P8">node collapses,</text:p>
            <text:p text:style-name="P8">filter state changes,</text:p>
            <text:p text:style-name="P8">search string changes</text:p>
          </draw:text-box>
        </draw:frame>
        <draw:custom-shape draw:style-name="gr1" draw:text-style-name="P4" xml:id="id16" draw:id="id16" draw:layer="layout" svg:width="6.985cm" svg:height="1.905cm" svg:x="15.875cm" svg:y="15.875cm">
          <text:p text:style-name="P6"><text:span text:style-name="T2">File Details</text:span></text:p>
          <text:p text:style-name="P6"><text:span text:style-name="T2">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5" draw:id="id15" draw:layer="layout" svg:width="6.985cm" svg:height="1.86cm" svg:x="15.875cm" svg:y="13.38cm">
          <text:p text:style-name="P6"><text:span text:style-name="T1">Package Contents</text:span></text:p>
          <text:p text:style-name="P6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3" draw:id="id13" draw:layer="layout" svg:width="6.985cm" svg:height="1.86cm" svg:x="15.875cm" svg:y="8.3cm">
          <text:p text:style-name="P6"><text:span text:style-name="T1">Packages Tree</text:span></text:p>
          <text:p text:style-name="P6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2" draw:id="id12" draw:layer="layout" svg:width="6.985cm" svg:height="1.86cm" svg:x="15.875cm" svg:y="5.715cm">
          <text:p text:style-name="P6"><text:span text:style-name="T1">Status Panel</text:span></text:p>
          <text:p text:style-name="P6"><text:span text:style-name="T1">Manager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625cm" svg:height="0.962cm" svg:x="8.89cm" svg:y="5.715cm">
          <draw:text-box>
            <text:p text:style-name="P8">Root attributes</text:p>
          </draw:text-box>
        </draw:frame>
        <draw:frame draw:style-name="gr4" draw:text-style-name="P8" draw:layer="layout" svg:width="6.767cm" svg:height="0.962cm" svg:x="8.89cm" svg:y="10.795cm">
          <draw:text-box>
            <text:p text:style-name="P8">Package/group details</text:p>
          </draw:text-box>
        </draw:frame>
        <draw:frame draw:style-name="gr4" draw:text-style-name="P8" draw:layer="layout" svg:width="6.128cm" svg:height="0.962cm" svg:x="8.89cm" svg:y="15.875cm">
          <draw:text-box>
            <text:p text:style-name="P8">File/directory details</text:p>
          </draw:text-box>
        </draw:frame>
        <draw:frame draw:style-name="gr4" draw:text-style-name="P8" draw:layer="layout" svg:width="6.522cm" svg:height="2.384cm" svg:x="8.89cm" svg:y="11.975cm">
          <draw:text-box>
            <text:p text:style-name="P8">Package children, file</text:p>
            <text:p text:style-name="P8">attributes, directory</text:p>
            <text:p text:style-name="P8">attributes/children</text:p>
          </draw:text-box>
        </draw:frame>
        <draw:frame draw:style-name="gr10" draw:text-style-name="P8" draw:layer="layout" svg:width="6.985cm" svg:height="2.384cm" svg:x="8.89cm" svg:y="6.895cm">
          <draw:text-box>
            <text:p text:style-name="P8">Root children, package</text:p>
            <text:p text:style-name="P8">attributes, group</text:p>
            <text:p text:style-name="P8">attributes/children</text:p>
          </draw:text-box>
        </draw:frame>
        <draw:custom-shape draw:style-name="gr1" draw:text-style-name="P7" xml:id="id11" draw:id="id11" draw:layer="layout" svg:width="5.08cm" svg:height="1.905cm" svg:x="6.35cm" svg:y="17.78cm">
          <text:p text:style-name="P7"><text:span text:style-name="T2">Update</text:span></text:p>
          <text:p text:style-name="P7"><text:span text:style-name="T2">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8.89cm" svg:y1="17.78cm" svg:x2="15.875cm" svg:y2="6.645cm" draw:start-shape="id11" draw:start-glue-point="0" draw:end-shape="id12" draw:end-glue-point="3" svg:d="m8890 17780v-11135h6985">
          <text:p/>
        </draw:connector>
        <draw:connector draw:style-name="gr3" draw:text-style-name="P2" draw:layer="layout" svg:x1="8.89cm" svg:y1="17.78cm" svg:x2="15.875cm" svg:y2="9.23cm" draw:start-shape="id11" draw:start-glue-point="0" draw:end-shape="id13" draw:end-glue-point="3" svg:d="m8890 17780v-8550h6985">
          <text:p/>
        </draw:connector>
        <draw:connector draw:style-name="gr3" draw:text-style-name="P2" draw:layer="layout" svg:x1="8.89cm" svg:y1="17.78cm" svg:x2="15.875cm" svg:y2="11.725cm" draw:start-shape="id11" draw:start-glue-point="0" draw:end-shape="id14" draw:end-glue-point="3" svg:d="m8890 17780v-6055h6985">
          <text:p/>
        </draw:connector>
        <draw:connector draw:style-name="gr3" draw:text-style-name="P2" draw:layer="layout" svg:x1="8.89cm" svg:y1="17.78cm" svg:x2="15.875cm" svg:y2="14.31cm" draw:start-shape="id11" draw:start-glue-point="0" draw:end-shape="id15" draw:end-glue-point="3" svg:d="m8890 17780v-3470h6985">
          <text:p/>
        </draw:connector>
        <draw:connector draw:style-name="gr3" draw:text-style-name="P2" draw:layer="layout" svg:x1="8.89cm" svg:y1="17.78cm" svg:x2="15.875cm" svg:y2="16.827cm" draw:start-shape="id11" draw:start-glue-point="0" draw:end-shape="id16" draw:end-glue-point="3" svg:d="m8890 17780v-953h6985">
          <text:p/>
        </draw:connector>
        <draw:frame draw:style-name="gr4" draw:text-style-name="P8" draw:layer="layout" svg:width="6.107cm" svg:height="3.806cm" svg:x="1.905cm" svg:y="10.844cm">
          <draw:text-box>
            <text:p text:style-name="P8">Selected tree items,</text:p>
            <text:p text:style-name="P8">node expansions,</text:p>
            <text:p text:style-name="P8">node collapses,</text:p>
            <text:p text:style-name="P8">filter state changes,</text:p>
            <text:p text:style-name="P8">selected details tab</text:p>
          </draw:text-box>
        </draw:frame>
        <draw:frame draw:style-name="gr5" draw:text-style-name="P8" draw:layer="layout" svg:width="2.475cm" svg:height="1.905cm" svg:x="2.256cm" svg:y="3.175cm">
          <draw:text-box>
            <text:p text:style-name="P8">Widget</text:p>
            <text:p text:style-name="P8">events</text:p>
          </draw:text-box>
        </draw:frame>
        <draw:custom-shape draw:style-name="gr1" draw:text-style-name="P7" draw:layer="layout" svg:width="1.27cm" svg:height="1.905cm" draw:transform="rotate (-1.57079632679579) translate (20.319cm 18.415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7.407cm" svg:height="0.962cm" svg:x="19.775cm" svg:y="18.415cm">
          <draw:text-box>
            <text:p text:style-name="P8">Requests for model data</text:p>
          </draw:text-box>
        </draw:frame>
        <draw:line draw:style-name="gr3" draw:text-style-name="P2" draw:layer="layout" svg:x1="1.905cm" svg:y1="9.525cm" svg:x2="15.875cm" svg:y2="9.525cm">
          <text:p/>
        </draw:line>
        <draw:line draw:style-name="gr3" draw:text-style-name="P2" draw:layer="layout" svg:x1="1.905cm" svg:y1="14.605cm" svg:x2="15.875cm" svg:y2="14.605cm">
          <text:p/>
        </draw:line>
        <draw:line draw:style-name="gr11" draw:text-style-name="P2" draw:layer="layout" svg:x1="1.905cm" svg:y1="14.605cm" svg:x2="1.905cm" svg:y2="5.715cm">
          <text:p/>
        </draw:line>
        <draw:connector draw:style-name="gr3" draw:text-style-name="P2" draw:layer="layout" draw:type="curve" svg:x1="22.86cm" svg:y1="9.23cm" svg:x2="22.86cm" svg:y2="11.725cm" draw:start-shape="id13" draw:start-glue-point="1" draw:end-shape="id14" draw:end-glue-point="1" svg:d="m22860 9230c750 0 750 2495 0 2495">
          <text:p/>
        </draw:connector>
        <draw:connector draw:style-name="gr3" draw:text-style-name="P2" draw:layer="layout" draw:type="curve" draw:line-skew="0.52cm" svg:x1="22.86cm" svg:y1="9.23cm" svg:x2="22.86cm" svg:y2="14.31cm" draw:start-shape="id13" draw:start-glue-point="1" draw:end-shape="id15" draw:end-glue-point="1" svg:d="m22860 9230c1530 0 1530 5080 0 5080">
          <text:p/>
        </draw:connector>
        <draw:connector draw:style-name="gr3" draw:text-style-name="P2" draw:layer="layout" draw:type="curve" svg:x1="22.86cm" svg:y1="14.31cm" svg:x2="22.86cm" svg:y2="16.827cm" draw:start-shape="id15" draw:start-glue-point="1" draw:end-shape="id16" draw:end-glue-point="1" svg:d="m22860 14310c750 0 750 2517 0 2517">
          <text:p/>
        </draw:connector>
        <draw:frame draw:style-name="gr4" draw:text-style-name="P8" draw:layer="layout" svg:width="3.567cm" svg:height="2.384cm" svg:x="23.103cm" svg:y="7.776cm">
          <draw:text-box>
            <text:p text:style-name="P8">Identity</text:p>
            <text:p text:style-name="P8">of selected</text:p>
            <text:p text:style-name="P8"><text:s text:c="3"/>package</text:p>
          </draw:text-box>
        </draw:frame>
        <draw:frame draw:style-name="gr4" draw:text-style-name="P8" draw:layer="layout" svg:width="3.567cm" svg:height="2.384cm" svg:x="23.495cm" svg:y="14.605cm">
          <draw:text-box>
            <text:p text:style-name="P8">Identity</text:p>
            <text:p text:style-name="P8">of selected</text:p>
            <text:p text:style-name="P8">file</text:p>
          </draw:text-box>
        </draw:frame>
        <draw:connector draw:style-name="gr3" draw:text-style-name="P2" draw:layer="layout" draw:type="curve" svg:x1="22.86cm" svg:y1="14.31cm" svg:x2="22.86cm" svg:y2="11.725cm" draw:start-shape="id15" draw:start-glue-point="1" draw:end-shape="id14" draw:end-glue-point="1" svg:d="m22860 14310c750 0 750-2585 0-2585">
          <text:p/>
        </draw:connector>
        <draw:frame draw:style-name="gr4" draw:layer="layout" svg:width="2.648cm" svg:height="2.384cm" svg:x="24.657cm" svg:y="11.43cm">
          <draw:text-box>
            <text:p>Enable/</text:p>
            <text:p>disable</text:p>
            <text:p>output</text:p>
          </draw:text-box>
        </draw:frame>
        <draw:line draw:style-name="gr11" draw:text-style-name="P2" draw:layer="layout" svg:x1="23.495cm" svg:y1="12.7cm" svg:x2="24.765cm" svg:y2="12.7cm">
          <text:p/>
        </draw:line>
        <presentation:notes draw:style-name="dp2">
          <draw:page-thumbnail draw:style-name="gr8" draw:layer="layout" svg:width="13.586cm" svg:height="11.136cm" svg:x="3.705cm" svg:y="2.256cm" draw:page-number="2" presentation:class="page"/>
          <draw:frame presentation:style-name="pr2" draw:text-style-name="P9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1">
        <office:forms form:automatic-focus="false" form:apply-design-mode="false"/>
        <draw:frame presentation:style-name="pr1" draw:text-style-name="P1" draw:layer="layout" svg:width="24cm" svg:height="2.844cm" svg:x="2.035cm" svg:y="1.27cm" presentation:class="title" presentation:user-transformed="true">
          <draw:text-box>
            <text:p>Widget Manager Template</text:p>
          </draw:text-box>
        </draw:frame>
        <draw:custom-shape draw:style-name="gr2" draw:text-style-name="P2" xml:id="id18" draw:id="id18" draw:layer="layout" svg:width="3.81cm" svg:height="1.905cm" draw:transform="rotate (1.5707963267946) translate (24.13cm 8.25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8" draw:layer="layout" svg:width="3.973cm" svg:height="1.673cm" svg:x="20.635cm" svg:y="4.677cm">
          <draw:text-box>
            <text:p text:style-name="P8">View update</text:p>
            <text:p text:style-name="P8">commands</text:p>
          </draw:text-box>
        </draw:frame>
        <draw:connector draw:style-name="gr3" draw:text-style-name="P2" draw:layer="layout" svg:x1="24.13cm" svg:y1="12.382cm" svg:x2="25.082cm" svg:y2="8.255cm" draw:start-shape="id17" draw:start-glue-point="1" draw:end-shape="id18" draw:end-glue-point="4" svg:d="m24130 12382h952v-4127">
          <text:p/>
        </draw:connector>
        <draw:frame draw:style-name="gr12" draw:text-style-name="P8" draw:layer="layout" svg:width="4.126cm" svg:height="1.673cm" svg:x="0.954cm" svg:y="7.852cm">
          <draw:text-box>
            <text:p text:style-name="P8">Node update</text:p>
            <text:p text:style-name="P8">notifications</text:p>
          </draw:text-box>
        </draw:frame>
        <draw:custom-shape draw:style-name="gr1" draw:text-style-name="P7" xml:id="id19" draw:id="id19" draw:layer="layout" svg:width="5.715cm" svg:height="1.905cm" svg:x="3.81cm" svg:y="15.24cm">
          <text:p text:style-name="P7">Data Fetcher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.27cm" svg:height="1.905cm" draw:transform="rotate (-1.57079632679579) translate (6.349cm 17.78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7.407cm" svg:height="0.962cm" svg:x="5.895cm" svg:y="17.78cm">
          <draw:text-box>
            <text:p text:style-name="P8">Requests for model data</text:p>
          </draw:text-box>
        </draw:frame>
        <draw:custom-shape draw:style-name="gr2" draw:text-style-name="P2" xml:id="id21" draw:id="id21" draw:layer="layout" svg:width="4.445cm" svg:height="1.905cm" svg:x="13.336cm" svg:y="11.4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onnector draw:style-name="gr3" draw:text-style-name="P2" draw:layer="layout" svg:x1="6.667cm" svg:y1="15.24cm" svg:x2="6.668cm" svg:y2="13.97cm" draw:start-shape="id19" draw:start-glue-point="0" draw:end-shape="id20" draw:end-glue-point="5" svg:d="m6667 15240v-318h1v-952">
          <text:p/>
        </draw:connector>
        <draw:connector draw:style-name="gr3" draw:text-style-name="P2" draw:layer="layout" draw:type="line" svg:x1="9.525cm" svg:y1="16.192cm" svg:x2="13.336cm" svg:y2="12.383cm" draw:start-shape="id19" draw:start-glue-point="1" draw:end-shape="id21" draw:end-glue-point="4" svg:d="m9525 16192 3811-3809">
          <text:p/>
        </draw:connector>
        <draw:custom-shape draw:style-name="gr1" draw:text-style-name="P7" xml:id="id17" draw:id="id17" draw:layer="layout" svg:width="5.08cm" svg:height="1.905cm" svg:x="19.05cm" svg:y="11.43cm">
          <text:p text:style-name="P7">Core Logi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05cm" svg:y1="12.382cm" svg:x2="17.781cm" svg:y2="12.383cm" draw:start-shape="id17" draw:start-glue-point="3" draw:end-shape="id21" draw:end-glue-point="5" svg:d="m19050 12382-1269 1">
          <text:p/>
        </draw:connector>
        <draw:frame draw:style-name="gr4" draw:text-style-name="P8" draw:layer="layout" svg:width="4.236cm" svg:height="1.673cm" svg:x="13.335cm" svg:y="9.757cm">
          <draw:text-box>
            <text:p text:style-name="P8">State change</text:p>
            <text:p text:style-name="P8">commands</text:p>
          </draw:text-box>
        </draw:frame>
        <draw:frame draw:style-name="gr4" draw:text-style-name="P8" xml:id="id22" draw:id="id22" draw:layer="layout" svg:width="6.598cm" svg:height="0.962cm" svg:x="4.832cm" svg:y="5.715cm">
          <draw:text-box>
            <text:p text:style-name="P8">Widget state changes</text:p>
          </draw:text-box>
        </draw:frame>
        <draw:connector draw:style-name="gr3" draw:text-style-name="P2" draw:layer="layout" draw:type="line" svg:x1="8.131cm" svg:y1="6.677cm" svg:x2="13.336cm" svg:y2="12.383cm" draw:start-shape="id22" draw:start-glue-point="2" draw:end-shape="id21" draw:end-glue-point="4" svg:d="m8131 6677 5205 5706">
          <text:p/>
        </draw:connector>
        <draw:frame draw:style-name="gr4" draw:text-style-name="P8" xml:id="id23" draw:id="id23" draw:layer="layout" svg:width="6.314cm" svg:height="0.962cm" svg:x="16.546cm" svg:y="7.293cm">
          <draw:text-box>
            <text:p text:style-name="P8">Out-of-band updates</text:p>
          </draw:text-box>
        </draw:frame>
        <draw:connector draw:style-name="gr3" draw:text-style-name="P2" draw:layer="layout" draw:type="line" svg:x1="19.703cm" svg:y1="8.255cm" svg:x2="21.59cm" svg:y2="11.43cm" draw:start-shape="id23" draw:start-glue-point="2" draw:end-shape="id17" draw:end-glue-point="0" svg:d="m19703 8255 1887 3175">
          <text:p/>
        </draw:connector>
        <draw:line draw:style-name="gr3" draw:text-style-name="P2" draw:layer="layout" svg:x1="22.86cm" svg:y1="13.335cm" svg:x2="24.13cm" svg:y2="15.875cm">
          <text:p/>
        </draw:line>
        <draw:frame draw:style-name="gr4" draw:text-style-name="P8" draw:layer="layout" svg:width="6.314cm" svg:height="1.673cm" svg:x="20.32cm" svg:y="15.875cm">
          <draw:text-box>
            <text:p text:style-name="P8">Out-of-band updates</text:p>
            <text:p text:style-name="P8">to other managers</text:p>
          </draw:text-box>
        </draw:frame>
        <draw:line draw:style-name="gr3" draw:text-style-name="P2" draw:layer="layout" svg:x1="1.27cm" svg:y1="9.525cm" svg:x2="5.08cm" svg:y2="9.525cm">
          <text:p/>
        </draw:line>
        <draw:custom-shape draw:style-name="gr1" draw:text-style-name="P7" xml:id="id24" draw:id="id24" draw:layer="layout" svg:width="3.175cm" svg:height="2.54cm" svg:x="5.08cm" svg:y="8.255cm">
          <text:p text:style-name="P7">Relevance</text:p>
          <text:p text:style-name="P7">Check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905cm" svg:height="0.635cm" draw:transform="rotate (1.5707963267946) translate (6.35cm 13.969cm)">
          <text:p/>
          <draw:enhanced-geometry draw:text-areas="4000 ?f1 ?f5 ?f2" draw:glue-points="0 10800 21600 10800 ?f0 0 ?f0 21600" draw:mirror-vertical="true" draw:mirror-horizont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onnector draw:style-name="gr3" draw:text-style-name="P2" draw:layer="layout" draw:type="line" svg:x1="6.667cm" svg:y1="10.795cm" svg:x2="6.668cm" svg:y2="12.066cm" draw:start-shape="id24" draw:start-glue-point="2" draw:end-shape="id20" draw:end-glue-point="4" svg:d="m6667 10795 1 1271">
          <text:p/>
        </draw:connector>
        <presentation:notes draw:style-name="dp2">
          <draw:page-thumbnail draw:style-name="gr8" draw:layer="layout" svg:width="13.586cm" svg:height="11.136cm" svg:x="3.705cm" svg:y="2.256cm" draw:page-number="3" presentation:class="page"/>
          <draw:frame presentation:style-name="pr2" draw:text-style-name="P9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1">
        <office:forms form:automatic-focus="false" form:apply-design-mode="false"/>
        <draw:frame presentation:style-name="pr1" draw:text-style-name="P1" draw:layer="layout" svg:width="24cm" svg:height="2.844cm" svg:x="2.035cm" svg:y="1.27cm" presentation:class="title" presentation:user-transformed="true">
          <draw:text-box>
            <text:p>Status Panel Manager<text:line-break/><text:span text:style-name="T3">Core Logic</text:span></text:p>
          </draw:text-box>
        </draw:frame>
        <draw:custom-shape draw:style-name="gr2" draw:text-style-name="P2" xml:id="id26" draw:id="id26" draw:layer="layout" svg:width="3.81cm" svg:height="1.905cm" draw:transform="rotate (1.5707963267946) translate (22.545cm 8.8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8" draw:layer="layout" svg:width="3.973cm" svg:height="1.673cm" svg:x="19.05cm" svg:y="5.312cm">
          <draw:text-box>
            <text:p text:style-name="P8">View update</text:p>
            <text:p text:style-name="P8">commands</text:p>
          </draw:text-box>
        </draw:frame>
        <draw:connector draw:style-name="gr3" draw:text-style-name="P2" draw:layer="layout" svg:x1="16.51cm" svg:y1="12.382cm" svg:x2="23.497cm" svg:y2="8.89cm" draw:start-shape="id25" draw:start-glue-point="1" draw:end-shape="id26" draw:end-glue-point="4" svg:d="m16510 12382h6987v-3492">
          <text:p/>
        </draw:connector>
        <draw:custom-shape draw:style-name="gr2" draw:text-style-name="P2" xml:id="id27" draw:id="id27" draw:layer="layout" svg:width="4.445cm" svg:height="1.905cm" svg:x="3.631cm" svg:y="11.4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2" xml:id="id25" draw:id="id25" draw:layer="layout" svg:width="5.08cm" svg:height="3.175cm" svg:x="11.43cm" svg:y="10.795cm">
          <text:p text:style-name="P2">Translate to</text:p>
          <text:p text:style-name="P2">ViewComman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1.43cm" svg:y1="12.382cm" svg:x2="8.076cm" svg:y2="12.383cm" draw:start-shape="id25" draw:start-glue-point="3" draw:end-shape="id27" draw:end-glue-point="5" svg:d="m11430 12382-3354 1">
          <text:p/>
        </draw:connector>
        <draw:frame draw:style-name="gr4" draw:layer="layout" svg:width="5.747cm" svg:height="1.673cm" svg:x="3.175cm" svg:y="10.467cm">
          <draw:text-box>
            <text:p>Updated root node</text:p>
            <text:p>attributes</text:p>
          </draw:text-box>
        </draw:frame>
        <presentation:notes draw:style-name="dp2">
          <draw:page-thumbnail draw:style-name="gr8" draw:layer="layout" svg:width="13.586cm" svg:height="11.136cm" svg:x="3.705cm" svg:y="2.256cm" draw:page-number="4" presentation:class="page"/>
          <draw:frame presentation:style-name="pr2" draw:text-style-name="P9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1">
        <office:forms form:automatic-focus="false" form:apply-design-mode="false"/>
        <draw:frame presentation:style-name="pr1" draw:text-style-name="P1" draw:layer="layout" svg:width="24cm" svg:height="2.844cm" svg:x="2.035cm" svg:y="1.27cm" presentation:class="title" presentation:user-transformed="true">
          <draw:text-box>
            <text:p>Packages Tree Manager<text:line-break/><text:span text:style-name="T3">Core Logic</text:span></text:p>
          </draw:text-box>
        </draw:frame>
        <draw:custom-shape draw:style-name="gr2" draw:text-style-name="P2" xml:id="id32" draw:id="id32" draw:layer="layout" svg:width="3.81cm" svg:height="1.905cm" draw:transform="rotate (1.5707963267946) translate (23.815cm 7.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8" draw:layer="layout" svg:width="3.973cm" svg:height="1.673cm" svg:x="20.32cm" svg:y="4.042cm">
          <draw:text-box>
            <text:p text:style-name="P8">View update</text:p>
            <text:p text:style-name="P8">commands</text:p>
          </draw:text-box>
        </draw:frame>
        <draw:frame draw:style-name="gr10" draw:text-style-name="P8" xml:id="id34" draw:id="id34" draw:layer="layout" svg:width="7.297cm" svg:height="2.384cm" svg:x="1.27cm" svg:y="13.335cm">
          <draw:text-box>
            <text:p text:style-name="P8">Updated root children,</text:p>
            <text:p text:style-name="P8">package attributes,</text:p>
            <text:p text:style-name="P8">group attributes/children</text:p>
          </draw:text-box>
        </draw:frame>
        <draw:frame draw:style-name="gr4" draw:text-style-name="P8" xml:id="id28" draw:id="id28" draw:layer="layout" svg:width="6.107cm" svg:height="3.806cm" svg:x="1.27cm" svg:y="6.35cm">
          <draw:text-box>
            <text:p text:style-name="P8">Selected tree items,</text:p>
            <text:p text:style-name="P8">node expansions,</text:p>
            <text:p text:style-name="P8">node collapses,</text:p>
            <text:p text:style-name="P8">filter state changes,</text:p>
            <text:p text:style-name="P8">search strings</text:p>
          </draw:text-box>
        </draw:frame>
        <draw:custom-shape draw:style-name="gr1" draw:text-style-name="P2" xml:id="id31" draw:id="id31" draw:layer="layout" svg:width="5.08cm" svg:height="2.54cm" svg:x="16.51cm" svg:y="15.24cm">
          <text:p text:style-name="P2">Filters</text:p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4.445cm" svg:height="1.905cm" svg:x="10.16cm" svg:y="11.4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2" xml:id="id30" draw:id="id30" draw:layer="layout" svg:width="5.08cm" svg:height="3.175cm" svg:x="16.51cm" svg:y="10.795cm">
          <text:p text:style-name="P2">Diff Engin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377cm" svg:y1="8.253cm" svg:x2="10.16cm" svg:y2="12.383cm" draw:start-shape="id28" draw:start-glue-point="1" draw:end-shape="id29" draw:end-glue-point="4" svg:d="m7377 8253 2783 4130">
          <text:p/>
        </draw:connector>
        <draw:connector draw:style-name="gr3" draw:text-style-name="P2" draw:layer="layout" draw:type="line" svg:x1="19.05cm" svg:y1="13.97cm" svg:x2="19.05cm" svg:y2="15.24cm" draw:start-shape="id30" draw:start-glue-point="2" draw:end-shape="id31" draw:end-glue-point="0" svg:d="m19050 13970v1270">
          <text:p/>
        </draw:connector>
        <draw:connector draw:style-name="gr3" draw:text-style-name="P2" draw:layer="layout" draw:type="line" svg:x1="16.51cm" svg:y1="12.382cm" svg:x2="14.605cm" svg:y2="12.383cm" draw:start-shape="id30" draw:start-glue-point="3" draw:end-shape="id29" draw:end-glue-point="5" svg:d="m16510 12382-1905 1">
          <text:p/>
        </draw:connector>
        <draw:connector draw:style-name="gr3" draw:text-style-name="P2" draw:layer="layout" draw:type="line" svg:x1="7.377cm" svg:y1="8.253cm" svg:x2="19.05cm" svg:y2="10.795cm" draw:start-shape="id28" draw:start-glue-point="1" draw:end-shape="id30" draw:end-glue-point="0" svg:d="m7377 8253 11673 2542">
          <text:p/>
        </draw:connector>
        <draw:frame draw:style-name="gr4" draw:layer="layout" svg:width="12.605cm" svg:height="2.384cm" svg:x="8.255cm" svg:y="7.62cm">
          <draw:text-box>
            <text:p>Out-of-band notifications so the diff engine</text:p>
            <text:p><text:s text:c="16"/>doesn't waste time applying stale</text:p>
            <text:p><text:s text:c="34"/>filters and searches</text:p>
          </draw:text-box>
        </draw:frame>
        <draw:connector draw:style-name="gr3" draw:text-style-name="P2" draw:layer="layout" svg:x1="21.59cm" svg:y1="12.382cm" svg:x2="24.767cm" svg:y2="7.62cm" draw:start-shape="id30" draw:start-glue-point="1" draw:end-shape="id32" draw:end-glue-point="4" svg:d="m21590 12382h3177v-4762">
          <text:p/>
        </draw:connector>
        <draw:connector draw:style-name="gr3" draw:text-style-name="P2" draw:layer="layout" svg:x1="21.59cm" svg:y1="16.51cm" svg:x2="24.767cm" svg:y2="7.62cm" draw:start-shape="id31" draw:start-glue-point="1" draw:end-shape="id32" draw:end-glue-point="4" svg:d="m21590 16510h3177v-8890">
          <text:p/>
        </draw:connector>
        <draw:frame draw:style-name="gr13" draw:layer="layout" svg:width="2.754cm" svg:height="2.384cm" svg:x="21.624cm" svg:y="14.154cm">
          <draw:text-box>
            <text:p>Filter</text:p>
            <text:p>label</text:p>
            <text:p>updates</text:p>
          </draw:text-box>
        </draw:frame>
        <draw:frame draw:style-name="gr4" draw:layer="layout" svg:width="2.754cm" svg:height="2.384cm" svg:x="21.59cm" svg:y="10.025cm">
          <draw:text-box>
            <text:p>Tree</text:p>
            <text:p>content</text:p>
            <text:p>updates</text:p>
          </draw:text-box>
        </draw:frame>
        <draw:frame draw:style-name="gr4" xml:id="id33" draw:id="id33" draw:layer="layout" svg:width="14.95cm" svg:height="2.384cm" svg:x="5.08cm" svg:y="17.936cm">
          <draw:text-box>
            <text:p>Notifications to General Tab and Package Contents</text:p>
            <text:p>Managers to inform them of changes to the set of</text:p>
            <text:p>selected nodes due to filter/search application</text:p>
          </draw:text-box>
        </draw:frame>
        <draw:connector draw:style-name="gr3" draw:text-style-name="P2" draw:layer="layout" draw:type="curve" draw:line-skew="-1.425cm" svg:x1="19.05cm" svg:y1="13.97cm" svg:x2="12.555cm" svg:y2="17.936cm" draw:start-shape="id30" draw:start-glue-point="2" draw:end-shape="id33" svg:d="m19050 13970c0 837-6495-1146-6495 3966">
          <text:p/>
        </draw:connector>
        <draw:connector draw:style-name="gr3" draw:text-style-name="P2" draw:layer="layout" draw:type="line" svg:x1="8.567cm" svg:y1="14.527cm" svg:x2="10.16cm" svg:y2="12.383cm" draw:start-shape="id34" draw:start-glue-point="1" draw:end-shape="id29" draw:end-glue-point="4" svg:d="m8567 14527 1593-2144">
          <text:p/>
        </draw:connector>
        <presentation:notes draw:style-name="dp2">
          <draw:page-thumbnail draw:style-name="gr8" draw:layer="layout" svg:width="13.586cm" svg:height="11.136cm" svg:x="3.705cm" svg:y="2.256cm" draw:page-number="5" presentation:class="page"/>
          <draw:frame presentation:style-name="pr2" draw:text-style-name="P9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1">
        <office:forms form:automatic-focus="false" form:apply-design-mode="false"/>
        <draw:frame presentation:style-name="pr1" draw:text-style-name="P1" draw:layer="layout" svg:width="24cm" svg:height="2.844cm" svg:x="2.035cm" svg:y="1.27cm" presentation:class="title" presentation:user-transformed="true">
          <draw:text-box>
            <text:p>General Tab Manager<text:line-break/><text:span text:style-name="T3">Core Logic</text:span></text:p>
          </draw:text-box>
        </draw:frame>
        <draw:custom-shape draw:style-name="gr2" draw:text-style-name="P2" xml:id="id37" draw:id="id37" draw:layer="layout" svg:width="3.81cm" svg:height="1.905cm" draw:transform="rotate (1.5707963267946) translate (23.815cm 7.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8" draw:layer="layout" svg:width="3.973cm" svg:height="1.673cm" svg:x="20.32cm" svg:y="4.042cm">
          <draw:text-box>
            <text:p text:style-name="P8">View update</text:p>
            <text:p text:style-name="P8">commands</text:p>
          </draw:text-box>
        </draw:frame>
        <draw:frame draw:style-name="gr10" draw:text-style-name="P8" draw:layer="layout" svg:width="7.258cm" svg:height="1.673cm" svg:x="2.902cm" svg:y="10.16cm">
          <draw:text-box>
            <text:p text:style-name="P8">Updated package/group</text:p>
            <text:p text:style-name="P8">details</text:p>
          </draw:text-box>
        </draw:frame>
        <draw:custom-shape draw:style-name="gr2" draw:text-style-name="P2" xml:id="id36" draw:id="id36" draw:layer="layout" svg:width="4.445cm" svg:height="1.905cm" svg:x="3.537cm" svg:y="11.4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7" xml:id="id35" draw:id="id35" draw:layer="layout" svg:width="5.08cm" svg:height="3.175cm" svg:x="12.065cm" svg:y="10.795cm">
          <text:p text:style-name="P7">Translate to</text:p>
          <text:p text:style-name="P7">ViewComman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065cm" svg:y1="12.382cm" svg:x2="7.982cm" svg:y2="12.383cm" draw:start-shape="id35" draw:start-glue-point="3" draw:end-shape="id36" draw:end-glue-point="5" svg:d="m12065 12382-4083 1">
          <text:p/>
        </draw:connector>
        <draw:frame draw:style-name="gr4" draw:text-style-name="P8" xml:id="id38" draw:id="id38" draw:layer="layout" svg:width="8.567cm" svg:height="3.095cm" svg:x="10.303cm" svg:y="6.43cm">
          <draw:text-box>
            <text:p text:style-name="P8">Enable/disable notification</text:p>
            <text:p text:style-name="P8">from Package Contents</text:p>
            <text:p text:style-name="P8">Manager and node identity</text:p>
            <text:p text:style-name="P8">from Package Tree Manager</text:p>
          </draw:text-box>
        </draw:frame>
        <draw:connector draw:style-name="gr3" draw:text-style-name="P2" draw:layer="layout" svg:x1="17.145cm" svg:y1="12.382cm" svg:x2="24.767cm" svg:y2="7.62cm" draw:start-shape="id35" draw:start-glue-point="1" draw:end-shape="id37" draw:end-glue-point="4" svg:d="m17145 12382h7622v-4762">
          <text:p/>
        </draw:connector>
        <draw:connector draw:style-name="gr3" draw:text-style-name="P2" draw:layer="layout" draw:type="line" svg:x1="14.586cm" svg:y1="9.525cm" svg:x2="14.605cm" svg:y2="10.795cm" draw:start-shape="id38" draw:start-glue-point="2" draw:end-shape="id35" draw:end-glue-point="0" svg:d="m14586 9525 19 1270">
          <text:p/>
        </draw:connector>
        <presentation:notes draw:style-name="dp2">
          <draw:page-thumbnail draw:style-name="gr8" draw:layer="layout" svg:width="13.586cm" svg:height="11.136cm" svg:x="3.705cm" svg:y="2.256cm" draw:page-number="6" presentation:class="page"/>
          <draw:frame presentation:style-name="pr2" draw:text-style-name="P9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1">
        <office:forms form:automatic-focus="false" form:apply-design-mode="false"/>
        <draw:frame presentation:style-name="pr1" draw:text-style-name="P1" draw:layer="layout" svg:width="24cm" svg:height="2.844cm" svg:x="2.035cm" svg:y="1.27cm" presentation:class="title" presentation:user-transformed="true">
          <draw:text-box>
            <text:p>Package Contents Manager<text:line-break/><text:span text:style-name="T3">Core Logic</text:span></text:p>
          </draw:text-box>
        </draw:frame>
        <draw:custom-shape draw:style-name="gr2" draw:text-style-name="P2" xml:id="id43" draw:id="id43" draw:layer="layout" svg:width="3.81cm" svg:height="1.905cm" draw:transform="rotate (1.5707963267946) translate (23.815cm 7.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8" draw:layer="layout" svg:width="3.973cm" svg:height="1.673cm" svg:x="20.32cm" svg:y="4.042cm">
          <draw:text-box>
            <text:p text:style-name="P8">View update</text:p>
            <text:p text:style-name="P8">commands</text:p>
          </draw:text-box>
        </draw:frame>
        <draw:frame draw:style-name="gr10" draw:text-style-name="P8" xml:id="id45" draw:id="id45" draw:layer="layout" svg:width="8.033cm" svg:height="2.384cm" svg:x="1.27cm" svg:y="13.335cm">
          <draw:text-box>
            <text:p text:style-name="P8">Updated package children,</text:p>
            <text:p text:style-name="P8">file attributes, directory</text:p>
            <text:p text:style-name="P8">attributes/children</text:p>
          </draw:text-box>
        </draw:frame>
        <draw:frame draw:style-name="gr4" draw:text-style-name="P8" xml:id="id39" draw:id="id39" draw:layer="layout" svg:width="6.107cm" svg:height="3.806cm" svg:x="1.27cm" svg:y="6.35cm">
          <draw:text-box>
            <text:p text:style-name="P8">Selected tree items,</text:p>
            <text:p text:style-name="P8">node expansions,</text:p>
            <text:p text:style-name="P8">node collapses,</text:p>
            <text:p text:style-name="P8">filter state changes,</text:p>
            <text:p text:style-name="P8">selected details tab</text:p>
          </draw:text-box>
        </draw:frame>
        <draw:custom-shape draw:style-name="gr1" draw:text-style-name="P7" xml:id="id42" draw:id="id42" draw:layer="layout" svg:width="5.08cm" svg:height="2.54cm" svg:x="16.51cm" svg:y="15.24cm">
          <text:p text:style-name="P7">Filters</text:p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4.445cm" svg:height="1.905cm" svg:x="10.16cm" svg:y="11.4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7" xml:id="id41" draw:id="id41" draw:layer="layout" svg:width="5.08cm" svg:height="3.175cm" svg:x="16.51cm" svg:y="10.795cm">
          <text:p text:style-name="P7">Diff Engin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377cm" svg:y1="8.253cm" svg:x2="10.16cm" svg:y2="12.383cm" draw:start-shape="id39" draw:start-glue-point="1" draw:end-shape="id40" draw:end-glue-point="4" svg:d="m7377 8253 2783 4130">
          <text:p/>
        </draw:connector>
        <draw:connector draw:style-name="gr3" draw:text-style-name="P2" draw:layer="layout" draw:type="line" svg:x1="19.05cm" svg:y1="13.97cm" svg:x2="19.05cm" svg:y2="15.24cm" draw:start-shape="id41" draw:start-glue-point="2" draw:end-shape="id42" draw:end-glue-point="0" svg:d="m19050 13970v1270">
          <text:p/>
        </draw:connector>
        <draw:connector draw:style-name="gr3" draw:text-style-name="P2" draw:layer="layout" draw:type="line" svg:x1="16.51cm" svg:y1="12.382cm" svg:x2="14.605cm" svg:y2="12.383cm" draw:start-shape="id41" draw:start-glue-point="3" draw:end-shape="id40" draw:end-glue-point="5" svg:d="m16510 12382-1905 1">
          <text:p/>
        </draw:connector>
        <draw:connector draw:style-name="gr3" draw:text-style-name="P2" draw:layer="layout" draw:type="line" svg:x1="7.377cm" svg:y1="8.253cm" svg:x2="19.05cm" svg:y2="10.795cm" draw:start-shape="id39" draw:start-glue-point="1" draw:end-shape="id41" draw:end-glue-point="0" svg:d="m7377 8253 11673 2542">
          <text:p/>
        </draw:connector>
        <draw:frame draw:style-name="gr4" draw:text-style-name="P8" draw:layer="layout" svg:width="11.264cm" svg:height="3.095cm" svg:x="8.255cm" svg:y="7.62cm">
          <draw:text-box>
            <text:p text:style-name="P8">Out-of-band notifications so the diff</text:p>
            <text:p text:style-name="P8"><text:s text:c="16"/>engine doesn't waste time</text:p>
            <text:p text:style-name="P8"><text:s text:c="36"/>applying stale</text:p>
            <text:p text:style-name="P8"><text:s text:c="52"/>filters</text:p>
          </draw:text-box>
        </draw:frame>
        <draw:connector draw:style-name="gr3" draw:text-style-name="P2" draw:layer="layout" svg:x1="21.59cm" svg:y1="12.382cm" svg:x2="24.767cm" svg:y2="7.62cm" draw:start-shape="id41" draw:start-glue-point="1" draw:end-shape="id43" draw:end-glue-point="4" svg:d="m21590 12382h3177v-4762">
          <text:p/>
        </draw:connector>
        <draw:connector draw:style-name="gr3" draw:text-style-name="P2" draw:layer="layout" svg:x1="21.59cm" svg:y1="16.51cm" svg:x2="24.767cm" svg:y2="7.62cm" draw:start-shape="id42" draw:start-glue-point="1" draw:end-shape="id43" draw:end-glue-point="4" svg:d="m21590 16510h3177v-8890">
          <text:p/>
        </draw:connector>
        <draw:frame draw:style-name="gr13" draw:text-style-name="P8" draw:layer="layout" svg:width="2.754cm" svg:height="2.384cm" svg:x="21.59cm" svg:y="14.126cm">
          <draw:text-box>
            <text:p text:style-name="P8">Filter</text:p>
            <text:p text:style-name="P8">label</text:p>
            <text:p text:style-name="P8">updates</text:p>
          </draw:text-box>
        </draw:frame>
        <draw:frame draw:style-name="gr4" draw:text-style-name="P8" draw:layer="layout" svg:width="3.042cm" svg:height="3.095cm" svg:x="21.59cm" svg:y="9.3cm">
          <draw:text-box>
            <text:p text:style-name="P8">Tree and</text:p>
            <text:p text:style-name="P8">tab</text:p>
            <text:p text:style-name="P8">content</text:p>
            <text:p text:style-name="P8">updates</text:p>
          </draw:text-box>
        </draw:frame>
        <draw:frame draw:style-name="gr4" draw:text-style-name="P8" xml:id="id44" draw:id="id44" draw:layer="layout" svg:width="18.553cm" svg:height="2.384cm" svg:x="5.08cm" svg:y="17.936cm">
          <draw:text-box>
            <text:p text:style-name="P8">Notifications to General Tab Manager about whether the general</text:p>
            <text:p text:style-name="P8">tab is shown and to the File Details Manager to inform it of</text:p>
            <text:p text:style-name="P8">changes to the set of selected nodes due to filter application</text:p>
          </draw:text-box>
        </draw:frame>
        <draw:connector draw:style-name="gr3" draw:text-style-name="P2" draw:layer="layout" draw:type="curve" draw:line-skew="-1.425cm" svg:x1="19.05cm" svg:y1="13.97cm" svg:x2="14.356cm" svg:y2="17.936cm" draw:start-shape="id41" draw:start-glue-point="2" draw:end-shape="id44" svg:d="m19050 13970c0 837-4694-1146-4694 3966">
          <text:p/>
        </draw:connector>
        <draw:connector draw:style-name="gr3" draw:text-style-name="P2" draw:layer="layout" draw:type="line" svg:x1="9.303cm" svg:y1="14.527cm" svg:x2="10.16cm" svg:y2="12.383cm" draw:start-shape="id45" draw:start-glue-point="1" draw:end-shape="id40" draw:end-glue-point="4" svg:d="m9303 14527 857-2144">
          <text:p/>
        </draw:connector>
        <draw:frame draw:style-name="gr4" xml:id="id46" draw:id="id46" draw:layer="layout" svg:width="7.195cm" svg:height="0.962cm" svg:x="12.065cm" svg:y="5.715cm">
          <draw:text-box>
            <text:p>Active package node ID</text:p>
          </draw:text-box>
        </draw:frame>
        <draw:connector draw:style-name="gr3" draw:text-style-name="P2" draw:layer="layout" draw:type="curve" draw:line-skew="0.63cm 2.003cm" svg:x1="19.26cm" svg:y1="6.196cm" svg:x2="19.05cm" svg:y2="10.795cm" draw:start-shape="id46" draw:start-glue-point="1" draw:end-shape="id41" draw:end-glue-point="0" svg:d="m19260 6196c1695 0 1412 2271 937 3400s-1147 1114-1147 1199">
          <text:p/>
        </draw:connector>
        <presentation:notes draw:style-name="dp2">
          <draw:page-thumbnail draw:style-name="gr8" draw:layer="layout" svg:width="13.586cm" svg:height="11.136cm" svg:x="3.705cm" svg:y="2.256cm" draw:page-number="7" presentation:class="page"/>
          <draw:frame presentation:style-name="pr2" draw:text-style-name="P9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1">
        <office:forms form:automatic-focus="false" form:apply-design-mode="false"/>
        <draw:frame presentation:style-name="pr1" draw:text-style-name="P1" draw:layer="layout" svg:width="24cm" svg:height="2.844cm" svg:x="2.035cm" svg:y="1.27cm" presentation:class="title" presentation:user-transformed="true">
          <draw:text-box>
            <text:p>File Details Manager<text:line-break/><text:span text:style-name="T3">Core Logic</text:span></text:p>
          </draw:text-box>
        </draw:frame>
        <draw:custom-shape draw:style-name="gr2" draw:text-style-name="P2" xml:id="id49" draw:id="id49" draw:layer="layout" svg:width="3.81cm" svg:height="1.905cm" draw:transform="rotate (1.5707963267946) translate (23.815cm 7.6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8" draw:layer="layout" svg:width="3.973cm" svg:height="1.673cm" svg:x="20.32cm" svg:y="4.042cm">
          <draw:text-box>
            <text:p text:style-name="P8">View update</text:p>
            <text:p text:style-name="P8">commands</text:p>
          </draw:text-box>
        </draw:frame>
        <draw:frame draw:style-name="gr10" draw:text-style-name="P8" draw:layer="layout" svg:width="6.985cm" svg:height="1.673cm" svg:x="2.902cm" svg:y="10.16cm">
          <draw:text-box>
            <text:p text:style-name="P8">Updated file/directory</text:p>
            <text:p text:style-name="P8">details</text:p>
          </draw:text-box>
        </draw:frame>
        <draw:custom-shape draw:style-name="gr2" draw:text-style-name="P2" xml:id="id48" draw:id="id48" draw:layer="layout" svg:width="4.445cm" svg:height="1.905cm" svg:x="3.537cm" svg:y="11.4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7" xml:id="id47" draw:id="id47" draw:layer="layout" svg:width="5.08cm" svg:height="3.175cm" svg:x="12.065cm" svg:y="10.795cm">
          <text:p text:style-name="P7">Translate to</text:p>
          <text:p text:style-name="P7">ViewComman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065cm" svg:y1="12.382cm" svg:x2="7.982cm" svg:y2="12.383cm" draw:start-shape="id47" draw:start-glue-point="3" draw:end-shape="id48" draw:end-glue-point="5" svg:d="m12065 12382-4083 1">
          <text:p/>
        </draw:connector>
        <draw:frame draw:style-name="gr4" draw:text-style-name="P8" xml:id="id50" draw:id="id50" draw:layer="layout" svg:width="4.625cm" svg:height="0.962cm" svg:x="12.25cm" svg:y="6.35cm">
          <draw:text-box>
            <text:p>Active node ID</text:p>
          </draw:text-box>
        </draw:frame>
        <draw:connector draw:style-name="gr3" draw:text-style-name="P2" draw:layer="layout" svg:x1="17.145cm" svg:y1="12.382cm" svg:x2="24.767cm" svg:y2="7.62cm" draw:start-shape="id47" draw:start-glue-point="1" draw:end-shape="id49" draw:end-glue-point="4" svg:d="m17145 12382h7622v-4762">
          <text:p/>
        </draw:connector>
        <draw:connector draw:style-name="gr3" draw:text-style-name="P2" draw:layer="layout" draw:type="line" svg:x1="14.562cm" svg:y1="7.312cm" svg:x2="14.605cm" svg:y2="10.795cm" draw:start-shape="id50" draw:start-glue-point="2" draw:end-shape="id47" draw:end-glue-point="0" svg:d="m14562 7312 43 3483">
          <text:p/>
        </draw:connector>
        <presentation:notes draw:style-name="dp2">
          <draw:page-thumbnail draw:style-name="gr8" draw:layer="layout" svg:width="13.586cm" svg:height="11.136cm" svg:x="3.705cm" svg:y="2.256cm" draw:page-number="8" presentation:class="page"/>
          <draw:frame presentation:style-name="pr2" draw:text-style-name="P9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endscreen2" xlink:href="Pictures/10000000000003200000025871EEE600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7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6" draw:text-style-name="MP1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dc:title>Tunnel</dc:title>
    <dc:description>Presentation Layout Template</dc:description>
    <meta:creation-date>2011-01-11T22:52:53</meta:creation-date>
    <dc:language>en-US</dc:language>
    <meta:editing-cycles>28</meta:editing-cycles>
    <meta:editing-duration>PT20H46M12S</meta:editing-duration>
    <meta:initial-creator>Myk Taylor</meta:initial-creator>
    <dc:date>2011-06-04T10:15:13</dc:date>
    <meta:document-statistic meta:object-count="212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../../../../../../usr/lib64/openoffice/basis3.2/share/template/en-US/layout/lyt-tunnel.otp"/>
  </office:meta>
</office:document-meta>
</file>